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oto Sans1" svg:font-family="'Noto Sans'" style:font-family-generic="roman"/>
    <style:font-face style:name="Noto Sans2" svg:font-family="'Noto Sans'" style:font-adornments="Regular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oto Sans3" svg:font-family="'Noto Sans'" style:font-family-generic="swiss" style:font-pitch="variable"/>
    <style:font-face style:name="Noto Sans" svg:font-family="'Noto Sans'" style:font-adornments="Fett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5cm" svg:stroke-color="#eeeeee" draw:marker-start-width="0.575cm" draw:marker-end-width="0.575cm" draw:fill="none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2" style:family="graphic" style:parent-style-name="standard">
      <style:graphic-properties draw:stroke="none" svg:stroke-width="2.1cm" draw:fill="none" fo:min-height="0.443cm" fo:padding-top="1.175cm" fo:padding-bottom="1.175cm" fo:padding-left="1.3cm" fo:padding-right="1.3cm"/>
    </style:style>
    <style:style style:name="gr3" style:family="graphic" style:parent-style-name="standard">
      <style:graphic-properties draw:stroke="none" svg:stroke-width="0.1cm" svg:stroke-color="#eeeeee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ffff" style:font-name="Noto Sans" fo:font-size="96pt" fo:font-weight="bold" style:font-size-asian="96pt" style:font-size-complex="9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style:font-name="Noto Sans" fo:font-size="96pt" fo:font-weight="bold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8.25cm" svg:x="4.5cm" svg:y="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797cm" svg:height="2.793cm" svg:x="8.602cm" svg:y="11.629cm">
          <draw:text-box>
            <text:p text:style-name="P2"><text:span text:style-name="T1">🌄 </text:span></text:p>
          </draw:text-box>
        </draw:frame>
        <draw:custom-shape draw:style-name="gr1" draw:text-style-name="P1" draw:layer="layout" svg:width="9cm" svg:height="6.75cm" svg:x="5.5cm" svg:y="9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cm" svg:height="6cm" svg:x="6cm" svg:y="10.025cm">
          <text:p text:style-name="P1"><text:span text:style-name="T2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Noto Sans1" svg:font-family="'Noto Sans'" style:font-family-generic="roman"/>
    <style:font-face style:name="Noto Sans2" svg:font-family="'Noto Sans'" style:font-adornments="Regular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oto Sans3" svg:font-family="'Noto Sans'" style:font-family-generic="swiss" style:font-pitch="variable"/>
    <style:font-face style:name="Noto Sans" svg:font-family="'Noto Sans'" style:font-adornments="Fett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56:38.898485344</meta:creation-date>
    <dc:date>2015-07-26T16:13:12.237051096</dc:date>
    <meta:editing-duration>PT1H13M41S</meta:editing-duration>
    <meta:editing-cycles>3</meta:editing-cycles>
    <meta:generator>LibreOffice/4.2.8.2$Linux_X86_64 LibreOffice_project/420m0$Build-2</meta:generator>
    <meta:document-statistic meta:object-count="4"/>
  </office:meta>
</office:document-meta>
</file>